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7000000AD13E9AF1D31D0D31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master-page-name="">
      <style:table-properties style:width="7.84cm" style:page-number="auto" table:align="center" style:may-break-between-rows="false"/>
    </style:style>
    <style:style style:name="Tabela2.A" style:family="table-column">
      <style:table-column-properties style:column-width="3.032cm"/>
    </style:style>
    <style:style style:name="Tabela2.B" style:family="table-column">
      <style:table-column-properties style:column-width="4.808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Drawing">
      <style:paragraph-properties fo:break-before="page"/>
      <style:text-properties officeooo:paragraph-rsid="002ddb1a"/>
    </style:style>
    <style:style style:name="P7" style:family="paragraph" style:parent-style-name="Akapit">
      <style:text-properties officeooo:rsid="00474f1d" officeooo:paragraph-rsid="00474f1d"/>
    </style:style>
    <style:style style:name="P8" style:family="paragraph" style:parent-style-name="Akapit">
      <style:text-properties officeooo:paragraph-rsid="0043475b"/>
    </style:style>
    <style:style style:name="P9" style:family="paragraph" style:parent-style-name="Akapit">
      <style:text-properties officeooo:rsid="006ab9de" officeooo:paragraph-rsid="006ab9de"/>
    </style:style>
    <style:style style:name="P1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1" style:family="paragraph" style:parent-style-name="Text_20_body" style:list-style-name="L1">
      <style:paragraph-properties fo:line-height="115%"/>
    </style:style>
    <style:style style:name="P12" style:family="paragraph" style:parent-style-name="Heading_20_1">
      <style:paragraph-properties>
        <style:tab-stops>
          <style:tab-stop style:position="0.691cm"/>
          <style:tab-stop style:position="0.794cm"/>
        </style:tab-stops>
      </style:paragraph-properties>
    </style:style>
    <style:style style:name="P13" style:family="paragraph" style:parent-style-name="Heading_20_1">
      <style:paragraph-properties fo:break-before="page"/>
    </style:style>
    <style:style style:name="P14" style:family="paragraph" style:parent-style-name="Heading_20_2">
      <style:paragraph-properties fo:line-height="150%"/>
    </style:style>
    <style:style style:name="P15" style:family="paragraph" style:parent-style-name="Heading_20_2"/>
    <style:style style:name="P16" style:family="paragraph" style:parent-style-name="Drawing" style:master-page-name="">
      <loext:graphic-properties draw:fill="none"/>
      <style:paragraph-properties fo:margin-left="3.6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17" style:family="paragraph" style:parent-style-name="Table_20_Contents">
      <style:paragraph-properties fo:text-align="center" style:justify-single-word="false"/>
    </style:style>
    <style:style style:name="P18" style:family="paragraph" style:parent-style-name="Table_20_Contents" style:list-style-name="L2">
      <style:paragraph-properties fo:text-align="start" style:justify-single-word="false"/>
      <style:text-properties officeooo:rsid="00748ae8" officeooo:paragraph-rsid="00748ae8"/>
    </style:style>
    <style:style style:name="P1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1"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2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701b08" officeooo:paragraph-rsid="00701b08" fo:hyphenate="false"/>
    </style:style>
    <style:style style:name="P2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24" style:family="paragraph" style:parent-style-name="Table_20_Heading">
      <style:text-properties style:use-window-font-color="true" style:text-outline="false" officeooo:rsid="00701b08" officeooo:paragraph-rsid="00701b0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0289b72"/>
    </style:style>
    <style:style style:name="T12" style:family="text">
      <style:text-properties officeooo:rsid="002afdef"/>
    </style:style>
    <style:style style:name="T13" style:family="text">
      <style:text-properties officeooo:rsid="002d711f"/>
    </style:style>
    <style:style style:name="T14" style:family="text">
      <style:text-properties officeooo:rsid="00385374"/>
    </style:style>
    <style:style style:name="T15" style:family="text">
      <style:text-properties fo:font-style="normal" officeooo:rsid="0039e839" style:font-style-asian="normal" style:font-style-complex="normal"/>
    </style:style>
    <style:style style:name="T16" style:family="text">
      <style:text-properties fo:font-style="normal" officeooo:rsid="003dbff1" style:font-style-asian="normal" style:font-style-complex="normal"/>
    </style:style>
    <style:style style:name="T17" style:family="text">
      <style:text-properties fo:font-style="normal" officeooo:rsid="003e8c58" style:font-style-asian="normal" style:font-style-complex="normal"/>
    </style:style>
    <style:style style:name="T18" style:family="text">
      <style:text-properties fo:font-style="normal" officeooo:rsid="004041aa" style:font-style-asian="normal" style:font-style-complex="normal"/>
    </style:style>
    <style:style style:name="T19" style:family="text">
      <style:text-properties fo:font-style="normal" officeooo:rsid="00416c44" style:font-style-asian="normal" style:font-style-complex="normal"/>
    </style:style>
    <style:style style:name="T20" style:family="text">
      <style:text-properties fo:font-style="normal" officeooo:rsid="00519c84" style:font-style-asian="normal" style:font-style-complex="normal"/>
    </style:style>
    <style:style style:name="T21" style:family="text">
      <style:text-properties fo:font-style="normal" officeooo:rsid="00531ec9" style:font-style-asian="normal" style:font-style-complex="normal"/>
    </style:style>
    <style:style style:name="T22" style:family="text">
      <style:text-properties fo:font-style="normal" officeooo:rsid="0053aa78" style:font-style-asian="normal" style:font-style-complex="normal"/>
    </style:style>
    <style:style style:name="T23" style:family="text">
      <style:text-properties fo:font-style="normal" officeooo:rsid="00555fb6" style:font-style-asian="normal" style:font-style-complex="normal"/>
    </style:style>
    <style:style style:name="T24" style:family="text">
      <style:text-properties fo:font-style="normal" officeooo:rsid="00565c26" style:font-style-asian="normal" style:font-style-complex="normal"/>
    </style:style>
    <style:style style:name="T25" style:family="text">
      <style:text-properties fo:font-style="normal" officeooo:rsid="0063e534" style:font-style-asian="normal" style:font-style-complex="normal"/>
    </style:style>
    <style:style style:name="T26" style:family="text">
      <style:text-properties officeooo:rsid="00492556"/>
    </style:style>
    <style:style style:name="T27" style:family="text">
      <style:text-properties officeooo:rsid="0049e21f"/>
    </style:style>
    <style:style style:name="T28" style:family="text">
      <style:text-properties officeooo:rsid="004a573a"/>
    </style:style>
    <style:style style:name="T29" style:family="text">
      <style:text-properties officeooo:rsid="00519c84"/>
    </style:style>
    <style:style style:name="T30" style:family="text">
      <style:text-properties officeooo:rsid="00697b96"/>
    </style:style>
    <style:style style:name="T31" style:family="text">
      <style:text-properties officeooo:rsid="006b8007"/>
    </style:style>
    <style:style style:name="T32" style:family="text">
      <style:text-properties style:font-name="Times New Roman1"/>
    </style:style>
    <style:style style:name="T33" style:family="text">
      <style:text-properties style:text-position="super 58%" style:font-name="Times New Roman1"/>
    </style:style>
    <style:style style:name="T34" style:family="text">
      <style:text-properties style:text-position="0% 100%" style:font-name="Times New Roman1"/>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3624234522587941940" text:style-name="L1">
        <text:list-item>
          <text:list>
            <text:list-item>
              <text:p text:style-name="P11">zapewniać komunikacje z urządzeniem prezentującym dane przy pomocy interfejsu HDMI (<text:span text:style-name="Domyślna_20_czcionka_20_akapitu"><text:span text:style-name="T5">ang. High Definition Multimedia Interface</text:span></text:span>)</text:p>
            </text:list-item>
            <text:list-item>
              <text:p text:style-name="P11">umożliwiać bezprzewodową kontrolę prezentacji</text:p>
            </text:list-item>
            <text:list-item>
              <text:p text:style-name="P11">wspierać wiele platform sprzętowych pracujących pod kontrolą różnych systemów operacyjnych</text:p>
            </text:list-item>
          </text:list>
        </text:list-item>
      </text:list>
      <text:p text:style-name="P2"/>
      <text:p text:style-name="Akapit"><text:span text:style-name="Domyślna_20_czcionka_20_akapitu"><text:span text:style-name="T10">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10">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13"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text:s/>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11">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4"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6">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12">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12">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13">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12" text:outline-level="1">3. Koncepcja budowy bezprzewodowego menadżera <text:tab/>prezentacji</text:h>
      <text:p text:style-name="Akapit">Współczesny poziom rozwoju <text:span text:style-name="T1">technologicznego</text:span> pozwala <text:span text:style-name="T14">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14">), które dzięki relatywnie niskiej cenie a tym samym bardzo dużych możliwościch sprzętowych podbijają rynek systemów wbudowanych (ang. </text:span><text:span text:style-name="T6">embedded systems</text:span><text:span text:style-name="T15">). </text:span><text:span text:style-name="T16">Układy takie pozwalają na prace zarówno pod kontrolą systemu operacyjnego jak również w trybie </text:span><text:span text:style-name="T7">bare-metal</text:span><text:span text:style-name="T16">, polegającym na kontroli układów peryferyjnych z poziomi głównego programu. </text:span><text:span text:style-name="T17">W większości przypadków program pisany jest</text:span><text:span text:style-name="T16"> w języku wyższego poziomu jakim jest C/C++,</text:span><text:span text:style-name="T18"> który kolejno w procesie kompilacji zostaje przetłumaczony na język maszynowy.</text:span><text:span text:style-name="T16"> </text:span><text:span text:style-name="T18">Istnieją jednak p</text:span><text:span text:style-name="T17">rzypadk</text:span><text:span text:style-name="T18">i, w których determinizm czasowy odgrywa kluczową rolę działającego systemu, co prowadzi do konieczności </text:span><text:span text:style-name="T19">pisania</text:span><text:span text:style-name="T18"> kodu źródłowego </text:span><text:span text:style-name="T19">programu</text:span><text:span text:style-name="T18"> w niskopoziomowym języku Assembler, </text:span><text:span text:style-name="T19">w którym to jednemu poleceniu odpowiada jedna instrukcja maszynowa.</text:span></text:p>
      <text:h text:style-name="Heading_20_2" text:outline-level="2"><text:soft-page-break/>3.1 <text:span text:style-name="T27">Przegląd</text:span> platform sprzętow<text:span text:style-name="T28">ych</text:span></text:h>
      <text:p text:style-name="P7">Ze względu na różnorodność oferowanych przez producentów mikrokomputerów jednoukładowych, <text:span text:style-name="T26">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8">Platforma Intel Edison, <text:span text:style-name="T30">przedstawiona na rysunku 1.,</text:span> jest propozycją mikrokomputera jednoukładowego zaproponowanego przez <text:span text:style-name="T29">firmę Intel. Platforma ta nakierowana jest na zastosowania w nowoczesnych rozwiązaniach IoT (ang. </text:span><text:span text:style-name="T8">Internet of Things</text:span><text:span text:style-name="T20">). </text:span><text:span text:style-name="T24">Sercem układu jest 32 bitowy procesor Intel Atom wytworzony w procesie technologicznym 22 nm, wyposażony w dwa rdzenie taktowane z maksymalną częstotliwością</text:span><text:span text:style-name="T20"> </text:span><text:span text:style-name="T25">500 MHz. </text:span><text:span text:style-name="T20">Cechą charakterystyczną układu jest bardzo mały rozmiar, co niesie za sobą brak wyprowadzonych złączy interfejsów komunikacyjnych takich jak HDMI, Ethernet czy GPIO (ang. </text:span><text:span text:style-name="T8">General Purpose Input Output</text:span><text:span text:style-name="T20">). </text:span><text:span text:style-name="T21">Układ ten został zaprojektowany z myślą implementacji w dowoln</text:span><text:span text:style-name="T22">ej platformie sprzętowej w związku z czym jedynym złączem jakie posiada jest 70 pinowy wtyk Hirose DF40 pozwalające na dostęp do wszystkich oferowanych przez moduł peryferiów. </text:span><text:span text:style-name="T23">Platforma ta w przeciwieństwie do swoich konkurentów posiada interfejs BLE (ang. </text:span><text:span text:style-name="T9">Bluetooth Low Energy</text:span><text:span text:style-name="T23">)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31">i_man</text:span>]</text:p>
      <text:p text:style-name="P10">Podstawowe parametry układu zostały przedstawione w tabeli 2 [<text:span text:style-name="T31">i_man</text:span>].</text:p>
      <text:p text:style-name="P16">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24">Parametr</text:p>
          </table:table-cell>
          <table:table-cell table:style-name="Tabela2.B1" office:value-type="string">
            <text:p text:style-name="P24">Wartość</text:p>
          </table:table-cell>
        </table:table-row>
        <table:table-row>
          <table:table-cell table:style-name="Tabela2.A11" office:value-type="string">
            <text:p text:style-name="P22">Procesor</text:p>
          </table:table-cell>
          <table:table-cell table:style-name="Tabela2.B2" office:value-type="string">
            <text:p text:style-name="P19">Dwurdzeniowy, dwuwątkowy Intel Atom, 500 MHz</text:p>
          </table:table-cell>
        </table:table-row>
        <table:table-row>
          <table:table-cell table:style-name="Tabela2.A11" office:value-type="string">
            <text:p text:style-name="P22">RAM</text:p>
          </table:table-cell>
          <table:table-cell table:style-name="Tabela2.B3" office:value-type="string">
            <text:p text:style-name="P19">1 GB DDR3</text:p>
          </table:table-cell>
        </table:table-row>
        <table:table-row>
          <table:table-cell table:style-name="Tabela2.A11" office:value-type="string">
            <text:p text:style-name="P22">Pamięć wewnętrzna</text:p>
          </table:table-cell>
          <table:table-cell table:style-name="Tabela2.B4" office:value-type="string">
            <text:p text:style-name="P19">4 GB eMMC</text:p>
          </table:table-cell>
        </table:table-row>
        <table:table-row>
          <table:table-cell table:style-name="Tabela2.A11" office:value-type="string">
            <text:p text:style-name="P22">WiFi</text:p>
          </table:table-cell>
          <table:table-cell table:style-name="Tabela2.B5" office:value-type="string">
            <text:p text:style-name="P19">Dual-band (2.4/5 GHz), IEEE 802.11 b/g/n</text:p>
          </table:table-cell>
        </table:table-row>
        <table:table-row>
          <table:table-cell table:style-name="Tabela2.A11" office:value-type="string">
            <text:p text:style-name="P22">Bluetooth</text:p>
          </table:table-cell>
          <table:table-cell table:style-name="Tabela2.B6" office:value-type="string">
            <text:p text:style-name="P21">BLE 4.0 + EDR 2.1</text:p>
          </table:table-cell>
        </table:table-row>
        <table:table-row>
          <table:table-cell table:style-name="Tabela2.A11" office:value-type="string">
            <text:p text:style-name="P22">Złącze</text:p>
          </table:table-cell>
          <table:table-cell table:style-name="Tabela2.B7" office:value-type="string">
            <text:p text:style-name="P21">70-pin Hirose DF40</text:p>
          </table:table-cell>
        </table:table-row>
        <table:table-row>
          <table:table-cell table:style-name="Tabela2.A11" office:value-type="string">
            <text:p text:style-name="P22">Napięcie zasilania</text:p>
          </table:table-cell>
          <table:table-cell table:style-name="Tabela2.B8" office:value-type="string">
            <text:p text:style-name="P21">3.15 – 4.5 V</text:p>
          </table:table-cell>
        </table:table-row>
        <table:table-row>
          <table:table-cell table:style-name="Tabela2.A11" office:value-type="string">
            <text:p text:style-name="P22">I/O</text:p>
          </table:table-cell>
          <table:table-cell table:style-name="Tabela2.B9" office:value-type="string">
            <text:p text:style-name="P21">40-pin GPIO:</text:p>
            <text:list xml:id="list2990598863898980837" text:style-name="L2">
              <text:list-item>
                <text:p text:style-name="P18">SD Card</text:p>
              </text:list-item>
              <text:list-item>
                <text:p text:style-name="P18">2 <text:span text:style-name="T32">× UART</text:span></text:p>
              </text:list-item>
              <text:list-item>
                <text:p text:style-name="P18">2 <text:span text:style-name="T32">× I</text:span><text:span text:style-name="T33">2</text:span><text:span text:style-name="T34">C</text:span></text:p>
              </text:list-item>
              <text:list-item>
                <text:p text:style-name="P18"><text:span text:style-name="T34">SPI</text:span></text:p>
              </text:list-item>
              <text:list-item>
                <text:p text:style-name="P18"><text:span text:style-name="T34">I</text:span><text:span text:style-name="T33">2</text:span><text:span text:style-name="T34">S</text:span></text:p>
              </text:list-item>
              <text:list-item>
                <text:p text:style-name="P18"><text:span text:style-name="T34">14 × GPIO</text:span></text:p>
              </text:list-item>
            </text:list>
          </table:table-cell>
        </table:table-row>
        <table:table-row>
          <table:table-cell table:style-name="Tabela2.A11" office:value-type="string">
            <text:p text:style-name="P22">USB</text:p>
          </table:table-cell>
          <table:table-cell table:style-name="Tabela2.B10" office:value-type="string">
            <text:p text:style-name="P21">USB 2.0 OTG</text:p>
          </table:table-cell>
        </table:table-row>
        <table:table-row>
          <table:table-cell table:style-name="Tabela2.A11" office:value-type="string">
            <text:p text:style-name="P22">Dystrybucje zegara</text:p>
          </table:table-cell>
          <table:table-cell table:style-name="Tabela2.B11" office:value-type="string">
            <text:p text:style-name="P21">19.2 MHz, 32 kHz</text:p>
          </table:table-cell>
        </table:table-row>
        <table:table-row>
          <table:table-cell table:style-name="Tabela2.A12" office:value-type="string">
            <text:p text:style-name="P23">Wymiary</text:p>
          </table:table-cell>
          <table:table-cell table:style-name="Tabela2.B12" office:value-type="string">
            <text:p text:style-name="P21">35.5<text:span text:style-name="T34"> × 25.0 × 3.9 mm</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draw:fill-image-width="0cm" draw:fill-image-height="0cm"/>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19T01:30:32.243000000</dc:date>
    <meta:editing-cycles>180</meta:editing-cycles>
    <meta:editing-duration>PT12H32M3S</meta:editing-duration>
    <meta:document-statistic meta:table-count="2" meta:image-count="1" meta:object-count="0" meta:page-count="7" meta:paragraph-count="81" meta:word-count="1429" meta:character-count="11144" meta:non-whitespace-character-count="9793"/>
    <meta:template xlink:type="simple" xlink:actuate="onRequest" xlink:title="" xlink:href="Normal.dotm"/>
  </office:meta>
</office:document-meta>
</file>